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officeooo:rsid="00085a25" officeooo:paragraph-rsid="00085a25"/>
    </style:style>
    <style:style style:name="P3" style:family="paragraph" style:parent-style-name="Text_20_body" style:list-style-name="L7">
      <style:paragraph-properties fo:margin-top="0cm" fo:margin-bottom="0cm" loext:contextual-spacing="false" fo:line-height="100%" fo:text-align="justify" style:justify-single-word="false" style:writing-mode="page"/>
      <style:text-properties officeooo:paragraph-rsid="0012ae31"/>
    </style:style>
    <style:style style:name="P4" style:family="paragraph" style:parent-style-name="Text_20_body" style:list-style-name="L8">
      <style:paragraph-properties fo:margin-top="0cm" fo:margin-bottom="0cm" loext:contextual-spacing="false" fo:line-height="100%" fo:text-align="justify" style:justify-single-word="false" style:writing-mode="page"/>
      <style:text-properties officeooo:paragraph-rsid="0012c9ce"/>
    </style:style>
    <style:style style:name="P5" style:family="paragraph" style:parent-style-name="Text_20_body" style:list-style-name="L8">
      <style:paragraph-properties fo:margin-top="0cm" fo:margin-bottom="0cm" loext:contextual-spacing="false" fo:line-height="100%" fo:text-align="justify" style:justify-single-word="false" style:writing-mode="page"/>
      <style:text-properties officeooo:paragraph-rsid="00132171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officeooo:paragraph-rsid="00153f85"/>
    </style:style>
    <style:style style:name="P7" style:family="paragraph" style:parent-style-name="Text_20_body" style:list-style-name="L7">
      <style:paragraph-properties fo:margin-top="0cm" fo:margin-bottom="0cm" loext:contextual-spacing="false" fo:line-height="100%" fo:text-align="justify" style:justify-single-word="false" style:writing-mode="page"/>
      <style:text-properties officeooo:rsid="0012ae31" officeooo:paragraph-rsid="0012ae31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officeooo:rsid="0006a8a0" officeooo:paragraph-rsid="0006a8a0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officeooo:paragraph-rsid="00085a25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officeooo:paragraph-rsid="0006a8a0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officeooo:paragraph-rsid="00086551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officeooo:paragraph-rsid="001357ce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fo:font-size="14pt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officeooo:rsid="00085a25" officeooo:paragraph-rsid="00085a25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page"/>
      <style:text-properties fo:font-weight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font-size="14pt" style:font-size-asian="14pt" style:font-size-complex="14pt"/>
    </style:style>
    <style:style style:name="P19" style:family="paragraph" style:parent-style-name="Text_20_body">
      <style:paragraph-properties fo:margin-left="7.504cm" fo:margin-right="0cm" fo:margin-top="0.201cm" fo:margin-bottom="0.201cm" loext:contextual-spacing="false" fo:line-height="100%" fo:text-indent="0cm" style:auto-text-indent="false" style:writing-mode="page"/>
    </style:style>
    <style:style style:name="P20" style:family="paragraph" style:parent-style-name="Text_20_body">
      <style:paragraph-properties fo:margin-left="7.504cm" fo:margin-right="0cm" fo:margin-top="0.201cm" fo:margin-bottom="0.201cm" loext:contextual-spacing="false" fo:line-height="100%" fo:text-indent="0cm" style:auto-text-indent="false" style:writing-mode="page"/>
      <style:text-properties officeooo:rsid="00085a25" officeooo:paragraph-rsid="00085a25"/>
    </style:style>
    <style:style style:name="T1" style:family="text">
      <style:text-properties officeooo:rsid="0006a8a0"/>
    </style:style>
    <style:style style:name="T2" style:family="text">
      <style:text-properties officeooo:rsid="00076c79"/>
    </style:style>
    <style:style style:name="T3" style:family="text">
      <style:text-properties fo:font-weight="bold" officeooo:rsid="00076c79" style:font-weight-asian="bold" style:font-weight-complex="bold"/>
    </style:style>
    <style:style style:name="T4" style:family="text">
      <style:text-properties fo:font-weight="bold" officeooo:rsid="0006a8a0" style:font-weight-asian="bold" style:font-weight-complex="bold"/>
    </style:style>
    <style:style style:name="T5" style:family="text">
      <style:text-properties officeooo:rsid="000f755c"/>
    </style:style>
    <style:style style:name="T6" style:family="text">
      <style:text-properties officeooo:rsid="0010c04d"/>
    </style:style>
    <style:style style:name="T7" style:family="text">
      <style:text-properties officeooo:rsid="0012ae31"/>
    </style:style>
    <style:style style:name="T8" style:family="text">
      <style:text-properties officeooo:rsid="0012c9ce"/>
    </style:style>
    <style:style style:name="T9" style:family="text">
      <style:text-properties officeooo:rsid="00132171"/>
    </style:style>
    <style:style style:name="T10" style:family="text">
      <style:text-properties officeooo:rsid="00153f85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İHTARNAME</text:p>
      <text:p text:style-name="P17"/>
      <text:p text:style-name="P10">İHTAR EDEN <text:span text:style-name="T1">( KİRALAYAN )</text:span><text:tab/>: <text:span text:style-name="T2">Ali Umut BALCI vekili Hacı Murat BALCI</text:span></text:p>
      <text:p text:style-name="P10">Adres<text:tab/><text:tab/><text:tab/><text:tab/><text:tab/>: <text:span text:style-name="T1">İsmail Altıngövde Cad No:21-A TOKAT</text:span></text:p>
      <text:p text:style-name="P11">KARŞI TARAF <text:span text:style-name="T1">( </text:span><text:span text:style-name="T4">KİRACI</text:span><text:span text:style-name="T1"> )</text:span> <text:tab/>: <text:span text:style-name="T3">Dursun DURMUŞ (471 3724 3078)</text:span></text:p>
      <text:p text:style-name="P12">Adres<text:tab/><text:tab/><text:tab/><text:tab/><text:tab/>: <text:span text:style-name="T7">Derbent Mah. Çiğdem Sok. No:2 Merkez-TOKAT</text:span></text:p>
      <text:p text:style-name="P14">KONU <text:tab/><text:tab/>: <text:span text:style-name="T7">Tahliye Taahütnamesi gereği dava yoluyla tahliye ihtarı ve 30 gün süreli <text:tab/></text:span></text:p>
      <text:p text:style-name="P14"><text:span text:style-name="T7"><text:tab/><text:tab/><text:tab/> <text:s text:c="2"/>ödeme emri </text:span></text:p>
      <text:p text:style-name="P10"/>
      <text:p text:style-name="P10">AÇIKLAMALAR <text:tab/>:</text:p>
      <text:p text:style-name="P12"><text:span text:style-name="T1"><text:tab/>KİRALAYAN ‘a</text:span> ait taşınmazda <text:span text:style-name="T1">25 EKİM 2018</text:span> <text:span text:style-name="T1">t</text:span>arihli <text:span text:style-name="T2">ve 2019-1031002 </text:span><text:s/>yazılı kira mukavelesi gereği <text:span text:style-name="T1">KİRACI</text:span> olarak oturmaktasınız.</text:p>
      <text:list xml:id="list553218627" text:style-name="L7">
        <text:list-item>
          <text:p text:style-name="P7"><text:span text:style-name="T8">25 Ocak 2019 tarihinde tarafımıza tahliye taahhüdü vererek, taşınmazı 30 Ekim 2019 tarihinde boşaltacağınızı taahhüt etmenize ve bu tarihin geçmesine rağmen, <text:s/>taşınmazı boşaltmadınız.</text:span></text:p>
        </text:list-item>
        <text:list-item>
          <text:p text:style-name="P3"><text:span text:style-name="T7">Kira başlangıcında bankaya yatırmanız gereken, 31 Ekim 2018 – 30 Ekim 2019 tarihleri arası 1 yıllık kira bedeli olan ve kira başlangıç tarihinde ödemeniz gereken 25.000,00</text:span> TL kira bedelini bu güne kadar <text:span text:style-name="T7">ödemediniz</text:span>.</text:p>
        </text:list-item>
      </text:list>
      <text:p text:style-name="P8"/>
      <text:p text:style-name="P13">SONUÇ VE İSTEM : </text:p>
      <text:list xml:id="list769404431" text:style-name="L8">
        <text:list-item>
          <text:p text:style-name="P4"><text:span text:style-name="T10">Tahliye taahhütnamesi gereği mecuru derhal boşaltmanızı, tahliye taahhüdüne en kısa sürede uymamanız durumunda, dava yoluyla tahliye yoluna başvuracağımızı,</text:span></text:p>
        </text:list-item>
        <text:list-item>
          <text:p text:style-name="P5"><text:span text:style-name="T10">Bir yıllık k</text:span>ira bedelini <text:span text:style-name="T9">ve boşaltma tarihine kadar olan sürenin kira bedelini, yasal faizi ile birlikte,</text:span> <text:span text:style-name="T5">Ali Umut BALCI – İŞBANK Tokat Merkez Şube ( TR31 0006 4000 0015 8001 2686 16 ) nolu banka hesabına 30 (otuz) gün içinde yatırmanızı</text:span>, <text:span text:style-name="T9">ödemenin verilen sürede yapılmaması durumunda dava yoluyla tahsilat yoluna başvuracağımızı;</text:span></text:p>
          <text:p text:style-name="P5"/>
        </text:list-item>
      </text:list>
      <text:p text:style-name="P6"><text:span text:style-name="T9">ihtaren bildiririz. </text:span></text:p>
      <text:p text:style-name="P6"><text:span text:style-name="T10">8 Kasım 2019</text:span></text:p>
      <text:p text:style-name="P10"/>
      <text:p text:style-name="P19">İhtar Eden </text:p>
      <text:p text:style-name="P20">Ali Umut BALCI <text:span text:style-name="T9">vekaleten Hacı Murat BALCI</text:span></text:p>
      <text:p text:style-name="P19"/>
      <text:p text:style-name="P1"/>
      <text:p text:style-name="P1"/>
      <text:p text:style-name="P1"/>
      <text:p text:style-name="P18"><text:tab/>İşbu ihtarname 3 adet düzenlenmiş olup, bir adeti onaylayan sayın noterde, bir adeti muhataba, tebliğ şerhi havi bir sureti tarafıma verilmek üzere düzenlenmiştir.</text:p>
      <text:p text:style-name="P15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5:20:55.651580579</meta:creation-date>
    <dc:date>2019-11-07T15:07:07.286066096</dc:date>
    <meta:editing-duration>PT1H12M36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1" meta:paragraph-count="19" meta:word-count="242" meta:character-count="1626" meta:non-whitespace-character-count="1377"/>
  </office:meta>
</office:document-meta>
</file>